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640000004B0253BA37D71AEEDBC.png" manifest:media-type="image/png"/>
  <manifest:file-entry manifest:full-path="Pictures/1000000000000640000004B05E94B19E54ED9E1F.png" manifest:media-type="image/png"/>
  <manifest:file-entry manifest:full-path="Pictures/1000000000000640000004B0F5E1653942D8576F.png" manifest:media-type="image/png"/>
  <manifest:file-entry manifest:full-path="Pictures/1000000000000640000004B093EEA2811327AAE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Times New Roman1" svg:font-family="'Times New Roman'"/>
    <style:font-face style:name="Arial" svg:font-family="Arial" style:font-pitch="variable"/>
    <style:font-face style:name="HG Mincho Light J" svg:font-family="'HG Mincho Light J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Default_5f_1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" style:family="graphic" style:parent-style-name="Default_5f_13">
      <style:graphic-properties draw:stroke="solid" svg:stroke-width="0.212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4" style:family="graphic" style:parent-style-name="Default_5f_13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" style:family="graphic" style:parent-style-name="Default_5f_1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Default_5f_13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Default_5f_13" style:list-style-name="L5">
      <style:graphic-properties draw:stroke="solid" svg:stroke-width="0.026cm" svg:stroke-color="#000000" draw:stroke-linejoin="miter" draw:fill="solid" draw:fill-color="#66ccff" draw:textarea-vertical-align="middle" draw:auto-grow-height="false" draw:fit-to-size="false" style:shrink-to-fit="false" fo:min-height="2.55cm" fo:min-width="3cm" fo:padding-top="0.125cm" fo:padding-bottom="0.125cm" fo:padding-left="0.25cm" fo:padding-right="0.25cm" fo:wrap-option="no-wrap"/>
    </style:style>
    <style:style style:name="gr8" style:family="graphic" style:parent-style-name="Default_5f_13" style:list-style-name="L5">
      <style:graphic-properties draw:stroke="solid" svg:stroke-width="0.026cm" svg:stroke-color="#000000" draw:stroke-linejoin="miter" draw:fill="solid" draw:fill-color="#66ccff" draw:textarea-vertical-align="middle" draw:auto-grow-height="false" draw:fit-to-size="false" style:shrink-to-fit="false" fo:min-height="4.184cm" fo:min-width="3.467cm" fo:padding-top="0.125cm" fo:padding-bottom="0.125cm" fo:padding-left="0.25cm" fo:padding-right="0.25cm" fo:wrap-option="no-wrap"/>
    </style:style>
    <style:style style:name="gr9" style:family="graphic" style:parent-style-name="Default_5f_13" style:list-style-name="L5">
      <style:graphic-properties draw:stroke="solid" svg:stroke-width="0.026cm" svg:stroke-color="#000000" draw:stroke-linejoin="miter" draw:fill="solid" draw:fill-color="#66ccff" draw:textarea-vertical-align="middle" draw:auto-grow-height="false" draw:fit-to-size="false" style:shrink-to-fit="false" fo:min-height="5.584cm" fo:min-width="4.634cm" fo:padding-top="0.125cm" fo:padding-bottom="0.125cm" fo:padding-left="0.25cm" fo:padding-right="0.25cm" fo:wrap-option="no-wrap"/>
    </style:style>
    <style:style style:name="gr10" style:family="graphic" style:parent-style-name="Default_5f_13" style:list-style-name="L5">
      <style:graphic-properties draw:stroke="solid" svg:stroke-width="0.026cm" svg:stroke-color="#000000" draw:stroke-linejoin="miter" draw:fill="solid" draw:fill-color="#66ccff" draw:textarea-vertical-align="middle" draw:auto-grow-height="false" draw:fit-to-size="false" style:shrink-to-fit="false" fo:min-height="7.684cm" fo:min-width="5.1cm" fo:padding-top="0.125cm" fo:padding-bottom="0.125cm" fo:padding-left="0.25cm" fo:padding-right="0.25cm" fo:wrap-option="no-wrap"/>
    </style:style>
    <style:style style:name="gr11" style:family="graphic" style:parent-style-name="Default_5f_13" style:list-style-name="L5">
      <style:graphic-properties draw:stroke="solid" svg:stroke-width="0.026cm" svg:stroke-color="#000000" draw:stroke-linejoin="miter" draw:fill="solid" draw:fill-color="#66ccff" draw:textarea-vertical-align="middle" draw:auto-grow-height="false" draw:fit-to-size="false" style:shrink-to-fit="false" fo:min-height="10.95cm" fo:min-width="5.334cm" fo:padding-top="0.125cm" fo:padding-bottom="0.125cm" fo:padding-left="0.25cm" fo:padding-right="0.25cm" fo:wrap-option="no-wrap"/>
    </style:style>
    <style:style style:name="gr1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solid" svg:stroke-width="0.212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Default-title">
      <style:graphic-properties draw:auto-grow-height="true" fo:min-height="10.782cm"/>
    </style:style>
    <style:style style:name="pr2" style:family="presentation" style:parent-style-name="Default-subtitle">
      <style:graphic-properties draw:fill-color="#ffffff" draw:auto-grow-height="true" fo:min-height="7.97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Blank-backgroundobject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" style:family="presentation" style:parent-style-name="Blank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" style:family="presentation" style:parent-style-name="Blank-backgroundobject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8" style:family="presentation" style:parent-style-name="Blank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0" style:family="presentation" style:parent-style-name="Blank-backgroundobject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1" style:family="presentation" style:parent-style-name="Blank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2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3" style:family="presentation" style:parent-style-name="Default-subtitle">
      <style:graphic-properties draw:fill-color="#ffffff" fo:min-height="16.255cm"/>
    </style:style>
    <style:style style:name="pr14" style:family="presentation" style:parent-style-name="Default-notes">
      <style:graphic-properties draw:fill-color="#ffffff" fo:min-height="12.572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cm" fo:line-height="100%" fo:text-align="end" style:punctuation-wrap="hanging" style:writing-mode="lr-tb"/>
      <style:text-properties fo:font-size="39.7000007629394pt" style:font-size-asian="14pt" style:font-size-complex="14pt"/>
    </style:style>
    <style:style style:name="P5" style:family="paragraph">
      <loext:graphic-properties draw:fill="none" draw:fill-color="#ffffff"/>
      <style:paragraph-properties fo:margin-top="0cm" fo:margin-bottom="0cm" fo:line-height="100%" fo:text-align="end" style:punctuation-wrap="hanging" style:writing-mode="lr-tb" style:font-independent-line-spacing="true"/>
      <style:text-properties fo:font-size="39.7000007629394pt" style:font-size-asian="14pt" style:font-size-complex="14pt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font-size="35.2999992370605pt"/>
    </style:style>
    <style:style style:name="P7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35.2999992370605pt"/>
    </style:style>
    <style:style style:name="P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9" style:family="paragraph">
      <style:paragraph-properties fo:margin-top="0cm" fo:margin-bottom="0cm" fo:line-height="100%" fo:text-align="end" style:punctuation-wrap="hanging"/>
      <style:text-properties fo:font-size="39.5999984741211pt" style:font-size-asian="14pt" style:font-size-complex="14pt"/>
    </style:style>
    <style:style style:name="P10" style:family="paragraph">
      <loext:graphic-properties draw:fill="none" draw:fill-color="#ffffff"/>
      <style:paragraph-properties fo:margin-top="0cm" fo:margin-bottom="0cm" fo:line-height="100%" fo:text-align="end" style:punctuation-wrap="hanging" style:font-independent-line-spacing="true"/>
      <style:text-properties fo:font-size="39.5999984741211pt" style:font-size-asian="14pt" style:font-size-complex="14pt"/>
    </style:style>
    <style:style style:name="P11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9.7999992370605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2" style:family="paragraph">
      <style:paragraph-properties fo:margin-top="0cm" fo:margin-bottom="0cm" fo:line-height="100%" fo:text-align="center" style:punctuation-wrap="hanging" style:writing-mode="lr-tb"/>
      <style:text-properties fo:font-size="35.2999992370605pt"/>
    </style:style>
    <style:style style:name="P13" style:family="paragraph">
      <loext:graphic-properties draw:fill="solid" draw:fill-color="#66ccff"/>
      <style:paragraph-properties fo:margin-top="0cm" fo:margin-bottom="0cm" fo:line-height="100%" fo:text-align="center" style:punctuation-wrap="hanging" style:writing-mode="lr-tb" style:font-independent-line-spacing="true"/>
      <style:text-properties fo:font-size="35.2999992370605pt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35.2999992370605pt"/>
    </style:style>
    <style:style style:name="P15" style:family="paragraph">
      <style:paragraph-properties fo:margin-left="1.27cm" fo:margin-right="0cm" fo:margin-top="0cm" fo:margin-bottom="0cm" fo:line-height="100%" fo:text-align="start" fo:text-indent="0cm" style:punctuation-wrap="hanging" style:writing-mode="lr-tb"/>
      <style:text-properties fo:font-size="35.2999992370605pt"/>
    </style:style>
    <style:style style:name="P16" style:family="paragraph">
      <loext:graphic-properties draw:fill-color="#ffffff"/>
      <style:text-properties fo:font-size="32pt"/>
    </style:style>
    <style:style style:name="P17" style:family="paragraph">
      <loext:graphic-properties draw:fill-color="#ffffff"/>
      <style:text-properties fo:font-size="2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6pt" style:font-size-asian="32pt" style:font-size-complex="32pt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cc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9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cc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fo:color="#cc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6cm"/>
        <style:text-properties fo:font-family="StarSymbol" fo:color="#cc0000" fo:font-size="100%"/>
      </text:list-level-style-bullet>
      <text:list-level-style-bullet text:level="2" text:bullet-char="">
        <style:list-level-properties text:space-before="0.67cm" text:min-label-width="0.6cm"/>
        <style:text-properties style:font-name="Wingdings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6cm"/>
        <style:text-properties fo:font-family="StarSymbol" fo:color="#cc0000" fo:font-size="100%"/>
      </text:list-level-style-bullet>
      <text:list-level-style-number text:level="2" style:num-format="">
        <style:list-level-properties text:space-before="0.67cm" text:min-label-width="0.6cm"/>
        <style:text-properties fo:color="#3333cc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cc0000" fo:font-size="100%"/>
      </text:list-level-style-number>
      <text:list-level-style-number text:level="2" style:num-format="">
        <style:list-level-properties text:space-before="0.67cm" text:min-label-width="0.6cm"/>
        <style:text-properties fo:color="#3333cc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0.782cm" svg:x="1.4cm" svg:y="1.918cm" presentation:class="title" presentation:user-transformed="true">
          <draw:text-box>
            <text:p>CS/EE 3810: Computer Organization<text:line-break/><text:line-break/>Lecture 15: Caching hierarchy</text:p>
          </draw:text-box>
        </draw:frame>
        <draw:frame presentation:style-name="pr2" draw:text-style-name="P2" draw:layer="layout" svg:width="25.199cm" svg:height="7.977cm" svg:x="1.4cm" svg:y="10.795cm" presentation:class="subtitle" presentation:user-transformed="true">
          <draw:text-box>
            <text:p text:style-name="P1"/>
            <text:p text:style-name="P1"><text:span text:style-name="T1"/></text:p>
            <text:p text:style-name="P1"><text:span text:style-name="T2"/></text:p>
            <text:p text:style-name="P1"><text:span text:style-name="T3"/></text:p>
            <text:p text:style-name="P1"><text:span text:style-name="T2">Anton Burtsev</text:span></text:p>
            <text:p text:style-name="P1"><text:span text:style-name="T2">November, 202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Blank">
        <office:forms form:automatic-focus="false" form:apply-design-mode="false"/>
        <draw:frame draw:name="Slide Number Placeholder 3" presentation:style-name="pr4" draw:text-style-name="P5" draw:layer="layout" svg:width="5.833cm" svg:height="1.399cm" svg:x="20.066cm" svg:y="19.133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draw:custom-shape draw:name="Text Box 2" draw:style-name="gr2" draw:text-style-name="P7" draw:layer="layout" svg:width="8.682cm" svg:height="1.605cm" svg:x="1.845cm" svg:y="1.214cm">
          <text:p text:style-name="P6"><text:span text:style-name="T5">Cache </text:span><text:span text:style-name="T5">Hierarc</text:span><text:span text:style-name="T5">h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166cm" svg:y1="3.5cm" svg:x2="26.6cm" svg:y2="3.501cm">
          <text:p/>
        </draw:line>
        <draw:custom-shape draw:name="Text Box 4" draw:style-name="gr4" draw:text-style-name="P7" draw:layer="layout" svg:width="21.323cm" svg:height="10.411cm" svg:x="2.681cm" svg:y="4.788cm">
          <text:list text:style-name="L4">
            <text:list-item>
              <text:p text:style-name="P6"><text:span text:style-name="T6"><text:s/></text:span><text:span text:style-name="T6">Data and </text:span><text:span text:style-name="T6">instructions </text:span><text:span text:style-name="T6">are stored </text:span><text:span text:style-name="T6">on DRAM </text:span><text:span text:style-name="T6">chips – </text:span><text:span text:style-name="T6">DRAM</text:span></text:p>
            </text:list-item>
          </text:list>
          <text:p text:style-name="P6"><text:span text:style-name="T6"><text:s text:c="3"/></text:span><text:span text:style-name="T6">is a </text:span><text:span text:style-name="T6">technology </text:span><text:span text:style-name="T6">that has high </text:span><text:span text:style-name="T6">bit density, </text:span><text:span text:style-name="T6">but relatively </text:span><text:span text:style-name="T6">poor</text:span></text:p>
          <text:p text:style-name="P6"><text:span text:style-name="T6"><text:s text:c="3"/></text:span><text:span text:style-name="T6">latency – an </text:span><text:span text:style-name="T6">access to data </text:span><text:span text:style-name="T6">in memory </text:span><text:span text:style-name="T6">can take as </text:span><text:span text:style-name="T6">many</text:span></text:p>
          <text:p text:style-name="P6"><text:span text:style-name="T6"><text:s text:c="3"/></text:span><text:span text:style-name="T6">as 300 cycles </text:span><text:span text:style-name="T6">today!</text:span></text:p>
          <text:p text:style-name="P6"><text:span text:style-name="T6"/></text:p>
          <text:list text:continue-numbering="true" text:style-name="L4">
            <text:list-item>
              <text:p text:style-name="P6"><text:span text:style-name="T6"><text:s/></text:span><text:span text:style-name="T6">Hence, </text:span><text:span text:style-name="T6">some data is </text:span><text:span text:style-name="T6">stored on </text:span><text:span text:style-name="T6">the </text:span><text:span text:style-name="T6">processor in </text:span><text:span text:style-name="T6">a structure</text:span></text:p>
            </text:list-item>
          </text:list>
          <text:p text:style-name="P6"><text:span text:style-name="T6"><text:s text:c="3"/></text:span><text:span text:style-name="T6">called the </text:span><text:span text:style-name="T6">cache – </text:span><text:span text:style-name="T6">caches employ </text:span><text:span text:style-name="T6">SRAM </text:span><text:span text:style-name="T6">technology, </text:span><text:span text:style-name="T6">which</text:span></text:p>
          <text:p text:style-name="P6"><text:span text:style-name="T6"><text:s text:c="3"/></text:span><text:span text:style-name="T6">is faster, but </text:span><text:span text:style-name="T6">has lower bit </text:span><text:span text:style-name="T6">density</text:span></text:p>
          <text:p text:style-name="P6"><text:span text:style-name="T6"/></text:p>
          <text:list text:continue-numbering="true" text:style-name="L4">
            <text:list-item>
              <text:p text:style-name="P6"><text:span text:style-name="T6"><text:s/></text:span><text:span text:style-name="T6">Internet </text:span><text:span text:style-name="T6">browsers </text:span><text:span text:style-name="T6">also cache </text:span><text:span text:style-name="T6">web pages – </text:span><text:span text:style-name="T6">same </text:span><text:span text:style-name="T6">concept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frame draw:name="Rectangle 7" presentation:style-name="pr5" draw:text-style-name="P10" draw:layer="layout" svg:width="9.355cm" svg:height="1.396cm" svg:x="12.234cm" svg:y="26.543cm" presentation:class="page-number" presentation:user-transformed="true">
            <draw:text-box>
              <text:p text:style-name="P9"><text:span text:style-name="T7"><text:page-number>&lt;number&gt;</text:page-number></text:span></text:p>
            </draw:text-box>
          </draw:frame>
          <draw:page-thumbnail draw:name="Rectangle 2" draw:style-name="gr1" draw:layer="layout" svg:width="14.392cm" svg:height="10.476cm" svg:x="3.598cm" svg:y="2.095cm" draw:page-number="2" presentation:class="page"/>
          <draw:frame draw:name="Rectangle 3" presentation:style-name="pr6" draw:text-style-name="P11" draw:layer="layout" svg:width="15.832cm" svg:height="12.572cm" svg:x="2.878cm" svg:y="13.271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ank">
        <office:forms form:automatic-focus="false" form:apply-design-mode="false"/>
        <draw:frame draw:name="Slide Number Placeholder 3" presentation:style-name="pr7" draw:text-style-name="P5" draw:layer="layout" svg:width="5.833cm" svg:height="1.399cm" svg:x="20.066cm" svg:y="19.133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draw:custom-shape draw:name="Text Box 2" draw:style-name="gr5" draw:text-style-name="P7" draw:layer="layout" svg:width="9.071cm" svg:height="1.605cm" svg:x="1.865cm" svg:y="1.214cm">
          <text:p text:style-name="P6"><text:span text:style-name="T5">Memory </text:span><text:span text:style-name="T5">Hierarch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166cm" svg:y1="3.5cm" svg:x2="26.6cm" svg:y2="3.501cm">
          <text:p/>
        </draw:line>
        <draw:custom-shape draw:name="Text Box 4" draw:style-name="gr6" draw:text-style-name="P7" draw:layer="layout" svg:width="17.609cm" svg:height="1.267cm" svg:x="2.473cm" svg:y="4.788cm">
          <text:list text:style-name="L4">
            <text:list-item>
              <text:p text:style-name="P6"><text:span text:style-name="T6"><text:s/></text:span><text:span text:style-name="T6">As you go </text:span><text:span text:style-name="T6">further, </text:span><text:span text:style-name="T6">capacity and </text:span><text:span text:style-name="T6">latency </text:span><text:span text:style-name="T6">increas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7" draw:text-style-name="P13" draw:layer="layout" svg:width="3.499cm" svg:height="2.799cm" svg:x="0.933cm" svg:y="10.499cm">
          <text:p text:style-name="P12"><text:span text:style-name="T8">Registers</text:span></text:p>
          <text:p text:style-name="P12"><text:span text:style-name="T8">1KB</text:span></text:p>
          <text:p text:style-name="P12"><text:span text:style-name="T8">1 cyc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8" draw:text-style-name="P13" draw:layer="layout" svg:width="3.966cm" svg:height="4.433cm" svg:x="4.899cm" svg:y="9.799cm">
          <text:p text:style-name="P12"><text:span text:style-name="T8">L1 data or</text:span></text:p>
          <text:p text:style-name="P12"><text:span text:style-name="T8">instruction</text:span></text:p>
          <text:p text:style-name="P12"><text:span text:style-name="T8">Cache</text:span></text:p>
          <text:p text:style-name="P12"><text:span text:style-name="T8">32KB</text:span></text:p>
          <text:p text:style-name="P12"><text:span text:style-name="T8">2 cyc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9" draw:text-style-name="P13" draw:layer="layout" svg:width="5.133cm" svg:height="5.833cm" svg:x="9.333cm" svg:y="9.099cm">
          <text:p text:style-name="P12"><text:span text:style-name="T8">L2 cache</text:span></text:p>
          <text:p text:style-name="P12"><text:span text:style-name="T8">2MB</text:span></text:p>
          <text:p text:style-name="P12"><text:span text:style-name="T8">15 cyc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0" draw:text-style-name="P13" draw:layer="layout" svg:width="5.599cm" svg:height="7.933cm" svg:x="14.933cm" svg:y="7.933cm">
          <text:p text:style-name="P12"><text:span text:style-name="T8">Memory</text:span></text:p>
          <text:p text:style-name="P12"><text:span text:style-name="T8">16GB</text:span></text:p>
          <text:p text:style-name="P12"><text:span text:style-name="T8">300 cyc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1" draw:text-style-name="P13" draw:layer="layout" svg:width="5.833cm" svg:height="11.199cm" svg:x="20.999cm" svg:y="7.233cm">
          <text:p text:style-name="P12"><text:span text:style-name="T8">Disk</text:span></text:p>
          <text:p text:style-name="P12"><text:span text:style-name="T8">1 TB</text:span></text:p>
          <text:p text:style-name="P12"><text:span text:style-name="T8">10M cyc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frame draw:name="Rectangle 7" presentation:style-name="pr8" draw:text-style-name="P10" draw:layer="layout" svg:width="9.355cm" svg:height="1.396cm" svg:x="12.234cm" svg:y="26.543cm" presentation:class="page-number" presentation:user-transformed="true">
            <draw:text-box>
              <text:p text:style-name="P9"><text:span text:style-name="T7"><text:page-number>&lt;number&gt;</text:page-number></text:span></text:p>
            </draw:text-box>
          </draw:frame>
          <draw:page-thumbnail draw:name="Rectangle 2" draw:style-name="gr1" draw:layer="layout" svg:width="14.392cm" svg:height="10.476cm" svg:x="3.598cm" svg:y="2.095cm" draw:page-number="3" presentation:class="page"/>
          <draw:frame draw:name="Rectangle 3" presentation:style-name="pr9" draw:text-style-name="P11" draw:layer="layout" svg:width="15.832cm" svg:height="12.572cm" svg:x="2.878cm" svg:y="13.271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ank">
        <office:forms form:automatic-focus="false" form:apply-design-mode="false"/>
        <draw:frame draw:name="Slide Number Placeholder 3" presentation:style-name="pr10" draw:text-style-name="P5" draw:layer="layout" svg:width="5.833cm" svg:height="1.399cm" svg:x="20.066cm" svg:y="19.133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draw:custom-shape draw:name="Text Box 2" draw:style-name="gr12" draw:text-style-name="P7" draw:layer="layout" svg:width="3.991cm" svg:height="1.605cm" svg:x="1.58cm" svg:y="1.214cm">
          <text:p text:style-name="P6"><text:span text:style-name="T5">Locali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13" draw:text-style-name="P8" draw:layer="layout" svg:x1="1.166cm" svg:y1="3.5cm" svg:x2="26.6cm" svg:y2="3.501cm">
          <text:p/>
        </draw:line>
        <draw:custom-shape draw:name="Text Box 4" draw:style-name="gr14" draw:text-style-name="P7" draw:layer="layout" svg:width="21.513cm" svg:height="11.427cm" svg:x="2.356cm" svg:y="4.788cm">
          <text:list text:style-name="L4">
            <text:list-item>
              <text:p text:style-name="P6"><text:span text:style-name="T6"><text:s/></text:span><text:span text:style-name="T6">Why do caches work?</text:span></text:p>
            </text:list-item>
          </text:list>
          <text:list text:style-name="L6">
            <text:list-item>
              <text:list>
                <text:list-item>
                  <text:p text:style-name="P14"><text:span text:style-name="T6"><text:s/></text:span><text:span text:style-name="T6">Temporal locality: if you used some data recently, you</text:span></text:p>
                </text:list-item>
              </text:list>
            </text:list-item>
          </text:list>
          <text:p text:style-name="P15"><text:span text:style-name="T6"><text:s text:c="3"/></text:span><text:span text:style-name="T6">will likely use it again</text:span></text:p>
          <text:list text:continue-numbering="true" text:style-name="L6">
            <text:list-item>
              <text:list>
                <text:list-item>
                  <text:p text:style-name="P14"><text:span text:style-name="T6"><text:s/></text:span><text:span text:style-name="T6">Spatial locality: if you used some data recently, you</text:span></text:p>
                </text:list-item>
              </text:list>
            </text:list-item>
          </text:list>
          <text:p text:style-name="P15"><text:span text:style-name="T6"><text:s text:c="3"/></text:span><text:span text:style-name="T6">will likely access its neighbors</text:span></text:p>
          <text:p text:style-name="P15"><text:span text:style-name="T6"/></text:p>
          <text:list text:style-name="L7">
            <text:list-item>
              <text:p text:style-name="P15"><text:span text:style-name="T6"><text:s/></text:span><text:span text:style-name="T6">No hierarchy: average access time for data = 300 cycles</text:span></text:p>
            </text:list-item>
          </text:list>
          <text:p text:style-name="P15"><text:span text:style-name="T6"/></text:p>
          <text:list text:continue-numbering="true" text:style-name="L7">
            <text:list-item>
              <text:p text:style-name="P15"><text:span text:style-name="T6"><text:s/></text:span><text:span text:style-name="T6">32KB 1-cycle L1 cache that has a hit rate of 95%: </text:span></text:p>
            </text:list-item>
          </text:list>
          <text:p text:style-name="P15"><text:span text:style-name="T6"><text:s text:c="24"/></text:span><text:span text:style-name="T6">average access time = 0.95 x 1 + 0.05 x (301)</text:span></text:p>
          <text:p text:style-name="P15"><text:span text:style-name="T6"><text:s text:c="61"/></text:span><text:span text:style-name="T6">= 16 cyc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frame draw:name="Rectangle 7" presentation:style-name="pr11" draw:text-style-name="P10" draw:layer="layout" svg:width="9.355cm" svg:height="1.396cm" svg:x="12.234cm" svg:y="26.543cm" presentation:class="page-number" presentation:user-transformed="true">
            <draw:text-box>
              <text:p text:style-name="P9"><text:span text:style-name="T7"><text:page-number>&lt;number&gt;</text:page-number></text:span></text:p>
            </draw:text-box>
          </draw:frame>
          <draw:page-thumbnail draw:name="Rectangle 2" draw:style-name="gr1" draw:layer="layout" svg:width="14.392cm" svg:height="10.476cm" svg:x="3.598cm" svg:y="2.095cm" draw:page-number="4" presentation:class="page"/>
          <draw:frame draw:name="Rectangle 3" presentation:style-name="pr12" draw:text-style-name="P11" draw:layer="layout" svg:width="15.832cm" svg:height="12.572cm" svg:x="2.878cm" svg:y="13.271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13" draw:text-style-name="P16" draw:layer="layout" svg:width="25.199cm" svg:height="16.255cm" svg:x="1.4cm" svg:y="0.837cm" presentation:class="subtitle">
          <draw:text-box>
            <text:p><text:span text:style-name="T9">Thank you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1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Times New Roman1" svg:font-family="'Times New Roman'"/>
    <style:font-face style:name="Arial" svg:font-family="Arial" style:font-pitch="variable"/>
    <style:font-face style:name="HG Mincho Light J" svg:font-family="'HG Mincho Light J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lue" xlink:href="Pictures/1000000000000640000004B0F5E1653942D8576F.png" xlink:type="simple" xlink:show="embed" xlink:actuate="onLoad"/>
    <draw:fill-image draw:name="Glossy2" xlink:href="Pictures/1000000000000640000004B093EEA2811327AAE1.png" xlink:type="simple" xlink:show="embed" xlink:actuate="onLoad"/>
    <draw:fill-image draw:name="vihree_25_20tähti" draw:display-name="vihree%20tähti" xlink:href="Pictures/1000000000000640000004B05E94B19E54ED9E1F.png" xlink:type="simple" xlink:show="embed" xlink:actuate="onLoad"/>
    <draw:fill-image draw:name="zen_5f_tausta" draw:display-name="zen_tausta" xlink:href="Pictures/1000000000000640000004B0253BA37D71AEEDBC.png" xlink:type="simple" xlink:show="embed" xlink:actuate="onLoad"/>
    <draw:marker draw:name="Arrow" svg:viewBox="0 0 20 30" svg:d="M10 0l-10 30h20z"/>
    <draw:marker draw:name="Arrowheads_20_1" draw:display-name="Arrowheads 1" svg:viewBox="0 0 300 300" svg:d="M150 0l150 300h-300z"/>
    <draw:marker draw:name="Arrowheads_20_2" draw:display-name="Arrowheads 2" svg:viewBox="0 0 300 300" svg:d="M150 0l150 300h-300z"/>
    <draw:marker draw:name="Arrowheads_20_3" draw:display-name="Arrowheads 3" svg:viewBox="0 0 300 300" svg:d="M150 0l150 300h-300z"/>
    <draw:marker draw:name="Arrowheads_20_4" draw:display-name="Arrowheads 4" svg:viewBox="0 0 300 300" svg:d="M150 0l150 300h-300z"/>
    <draw:marker draw:name="Arrowheads_20_5" draw:display-name="Arrowheads 5" svg:viewBox="0 0 300 300" svg:d="M150 0l150 300h-300z"/>
    <draw:marker draw:name="Arrowheads_20_6" draw:display-name="Arrowheads 6" svg:viewBox="0 0 300 300" svg:d="M150 0l150 300h-300z"/>
    <draw:marker draw:name="Arrowheads_20_7" draw:display-name="Arrowheads 7" svg:viewBox="0 0 300 300" svg:d="M150 0l150 300h-300z"/>
    <draw:marker draw:name="Arrowheads_20_8" draw:display-name="Arrowheads 8" svg:viewBox="0 0 300 300" svg:d="M150 0l150 300h-300z"/>
    <draw:marker draw:name="Arrowheads_20_9" draw:display-name="Arrowheads 9" svg:viewBox="0 0 300 300" svg:d="M150 0l150 300h-300z"/>
    <draw:marker draw:name="msArrowEnd_20_5" draw:display-name="msArrowEnd 5" svg:viewBox="0 0 318 318" svg:d="M159 0l159 318h-318z"/>
    <draw:marker draw:name="msArrowOpenEnd_20_5" draw:display-name="msArrowOpenEnd 5" svg:viewBox="0 0 320 320" svg:d="M160 0l160 291-48 29-112-205-112 205-48-29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" style:display-name="Default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" style:display-name="Default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" style:display-name="Default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10" style:display-name="Default_10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" style:display-name="Default_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11" style:display-name="Default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" style:display-name="Default_1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12" style:display-name="Default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" style:display-name="Default_1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13" style:display-name="Default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3" style:display-name="Default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_5f_1" style:display-name="Default_6_1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_5f_1" style:display-name="Default_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13_5f_1" style:display-name="Default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3_5f_1" style:display-name="Default_1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13_5f_2" style:display-name="Default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3_5f_2" style:display-name="Default_1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15" style:display-name="Default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5" style:display-name="Default_1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1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1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6.3999996185303pt" fo:font-style="normal" fo:text-shadow="none" style:text-underline-style="none" fo:font-weight="normal" style:font-name-asian="HG Mincho Light J" style:font-family-asian="'HG Mincho Light J'" style:font-pitch-asian="variable" style:font-size-asian="26.3999996185303pt" style:font-style-asian="normal" style:font-weight-asian="normal" style:font-name-complex="Arial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style:font-name="Nimbus Roman No9 L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style:font-name="Nimbus Roman No9 L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style:text-line-through-type="none" style:font-name="Bitstream Vera Sans" fo:font-family="'Bitstream Vera Sans'" style:font-family-generic="swiss" style:font-pitch="variable" fo:font-size="41.4000015258789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6.3999996185303pt" fo:font-style="normal" fo:text-shadow="none" style:text-underline-style="none" fo:font-weight="normal" style:font-name-asian="HG Mincho Light J" style:font-family-asian="'HG Mincho Light J'" style:font-pitch-asian="variable" style:font-size-asian="26.3999996185303pt" style:font-style-asian="normal" style:font-weight-asian="normal" style:font-name-complex="Arial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style:font-name="Nimbus Roman No9 L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599cm" fo:margin-right="0cm" fo:margin-top="0cm" fo:margin-bottom="0.3cm" fo:text-indent="-0.6cm"/>
      <style:text-properties fo:color="#e6e6e6" style:font-name="Nimbus Roman No9 L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41.4000015258789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" style:font-family-complex="Arial" style:font-pitch-complex="variable" style:font-size-complex="44pt" style:font-style-complex="normal" style:font-weight-complex="normal" style:text-emphasize="none" style:font-relief="non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imes New Roman1" fo:font-family="'Times New Roman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imes New Roman1" fo:font-family="'Times New Roman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imes New Roman1" fo:font-family="'Times New Roman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3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bitmap" draw:fill-image-name="Glossy2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zen_5f_tausta" draw:fill-image-width="100%" draw:fill-image-height="100%"/>
    </style:style>
    <style:style style:name="Mdp6" style:family="drawing-page">
      <style:drawing-page-properties draw:background-size="border" draw:fill="solid" draw:fill-color="#ffffff"/>
    </style:style>
    <style:style style:name="Mdp7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Glossy-title">
      <style:graphic-properties draw:fill-color="#ffffff" draw:auto-grow-height="false" fo:min-height="3.507cm"/>
    </style:style>
    <style:style style:name="Mpr10" style:family="presentation" style:parent-style-name="Glossy-outline1">
      <style:graphic-properties draw:fill-color="#ffffff" draw:auto-grow-height="false" fo:min-height="13.86cm"/>
    </style:style>
    <style:style style:name="Mpr1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harmaa2-title">
      <style:graphic-properties draw:fill-color="#ffffff" draw:auto-grow-height="false" fo:min-height="3.507cm"/>
    </style:style>
    <style:style style:name="Mpr20" style:family="presentation" style:parent-style-name="harmaa2-outline1">
      <style:graphic-properties draw:fill-color="#ffffff" draw:auto-grow-height="false" fo:min-height="13.86cm"/>
    </style:style>
    <style:style style:name="Mpr2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2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2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r24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5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26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P8" style:family="paragraph">
      <loext:graphic-properties draw:fill-color="#ffffff"/>
    </style:style>
    <style:style style:name="MP9" style:family="paragraph">
      <loext:graphic-properties draw:fill-color="#ffffff"/>
      <style:paragraph-properties fo:margin-left="1.2cm" fo:margin-right="0cm" fo:text-indent="-0.9cm"/>
    </style:style>
    <style:style style:name="MP10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6" style:family="paragraph">
      <loext:graphic-properties draw:fill-color="#ffffff"/>
      <style:paragraph-properties fo:margin-left="0cm" fo:margin-right="0cm" fo:text-indent="0cm"/>
    </style:style>
    <style:style style:name="MP17" style:family="paragraph">
      <style:paragraph-properties fo:margin-left="1.2cm" fo:margin-right="0cm" fo:text-indent="-0.9cm"/>
    </style:style>
    <style:style style:name="MP18" style:family="paragraph">
      <style:paragraph-properties fo:margin-left="2.4cm" fo:margin-right="0cm" fo:text-indent="-0.8cm"/>
    </style:style>
    <style:style style:name="MP19" style:family="paragraph">
      <style:paragraph-properties fo:margin-left="3.6cm" fo:margin-right="0cm" fo:text-indent="-0.6cm"/>
    </style:style>
    <style:style style:name="MP20" style:family="paragraph">
      <style:paragraph-properties fo:margin-left="4.8cm" fo:margin-right="0cm" fo:text-indent="-0.6cm"/>
    </style:style>
    <style:style style:name="MP21" style:family="paragraph">
      <style:paragraph-properties fo:margin-left="6cm" fo:margin-right="0cm" fo:text-indent="-0.6cm"/>
    </style:style>
    <style:style style:name="MP22" style:family="paragraph">
      <style:paragraph-properties fo:margin-left="7.2cm" fo:margin-right="0cm" fo:text-indent="-0.6cm"/>
    </style:style>
    <style:style style:name="MP23" style:family="paragraph">
      <style:paragraph-properties fo:margin-left="8.4cm" fo:margin-right="0cm" fo:text-indent="-0.6cm"/>
    </style:style>
    <style:style style:name="MP24" style:family="paragraph">
      <style:paragraph-properties fo:margin-left="9.6cm" fo:margin-right="0cm" fo:text-indent="-0.6cm"/>
    </style:style>
    <style:style style:name="MP25" style:family="paragraph">
      <style:paragraph-properties fo:margin-left="10.8cm" fo:margin-right="0cm" fo:text-indent="-0.6cm"/>
    </style:style>
    <style:style style:name="MP26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2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2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/>
    </style:style>
    <style:style style:name="MP29" style:family="paragraph">
      <style:paragraph-properties fo:margin-top="0cm" fo:margin-bottom="0cm" fo:line-height="100%" fo:text-align="end" style:punctuation-wrap="hanging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imbus Roman No9 L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999999" style:font-name="Nimbus Roman No9 L" fo:font-size="12pt" style:font-size-asian="14pt" style:font-size-complex="14pt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imes New Roman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7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text-style-name="MP8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5" draw:text-style-name="MP9" draw:layer="backgroundobjects" svg:width="25.199cm" svg:height="13.859cm" svg:x="1.4cm" svg:y="4.914cm" presentation:class="outline">
        <draw:text-box>
          <text:list text:style-name="ML3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1" draw:layer="backgroundobjects" svg:width="6.523cm" svg:height="1.448cm" svg:x="1.4cm" svg:y="19.131cm" presentation:class="date-time">
        <draw:text-box>
          <text:p text:style-name="MP10"><text:span text:style-name="MT1"><presentation:date-time/></text:span></text:p>
        </draw:text-box>
      </draw:frame>
      <draw:frame presentation:style-name="Mpr6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6" draw:text-style-name="MP15" draw:layer="backgroundobjects" svg:width="6.523cm" svg:height="1.448cm" svg:x="20.075cm" svg:y="19.131cm" presentation:class="page-number">
        <draw:text-box>
          <text:p text:style-name="MP14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1" draw:layer="backgroundobjects" svg:width="9.368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7" draw:text-style-name="MP15" draw:layer="backgroundobjects" svg:width="9.368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8" draw:text-style-name="MP11" draw:layer="backgroundobjects" svg:width="9.368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8" draw:text-style-name="MP15" draw:layer="backgroundobjects" svg:width="9.368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9" draw:text-style-name="MP8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10" draw:text-style-name="MP9" draw:layer="backgroundobjects" svg:width="25.199cm" svg:height="13.859cm" svg:x="1.4cm" svg:y="4.914cm" presentation:class="outline">
        <draw:text-box>
          <text:list text:style-name="ML4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11" draw:layer="backgroundobjects" svg:width="6.523cm" svg:height="1.448cm" svg:x="1.4cm" svg:y="19.131cm" presentation:class="date-time">
        <draw:text-box>
          <text:p text:style-name="MP10"><text:span text:style-name="MT1"><presentation:date-time/></text:span></text:p>
        </draw:text-box>
      </draw:frame>
      <draw:frame presentation:style-name="Mpr11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11" draw:text-style-name="MP15" draw:layer="backgroundobjects" svg:width="6.523cm" svg:height="1.448cm" svg:x="20.075cm" svg:y="19.131cm" presentation:class="page-number">
        <draw:text-box>
          <text:p text:style-name="MP14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1" draw:layer="backgroundobjects" svg:width="9.368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2" draw:text-style-name="MP15" draw:layer="backgroundobjects" svg:width="9.368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3" draw:text-style-name="MP11" draw:layer="backgroundobjects" svg:width="9.368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13" draw:text-style-name="MP15" draw:layer="backgroundobjects" svg:width="9.368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4">
      <draw:frame presentation:style-name="Mpr14" draw:text-style-name="MP16" draw:layer="backgroundobjects" svg:width="25.199cm" svg:height="3.506cm" svg:x="1.301cm" svg:y="0.494cm" presentation:class="title">
        <draw:text-box>
          <text:p text:style-name="MP7">Muokkaa otsikon tekstimuotoa napsauttamalla</text:p>
        </draw:text-box>
      </draw:frame>
      <draw:frame presentation:style-name="Mpr15" draw:text-style-name="MP9" draw:layer="backgroundobjects" svg:width="25.199cm" svg:height="13.859cm" svg:x="1.4cm" svg:y="4.914cm" presentation:class="outline">
        <draw:text-box>
          <text:list text:style-name="ML5">
            <text:list-item>
              <text:p text:style-name="MP17">Muokkaa jäsennyksen tekstimuotoa napsauttamalla</text:p>
              <text:list>
                <text:list-item>
                  <text:p text:style-name="MP18">Toinen jäsennystaso</text:p>
                  <text:list>
                    <text:list-item>
                      <text:p text:style-name="MP19">Kolmas jäsennystaso</text:p>
                      <text:list>
                        <text:list-item>
                          <text:p text:style-name="MP20">Neljäs jäsennystaso</text:p>
                          <text:list>
                            <text:list-item>
                              <text:p text:style-name="MP21">Viides jäsennystaso</text:p>
                              <text:list>
                                <text:list-item>
                                  <text:p text:style-name="MP22">Kuudes jäsennystaso</text:p>
                                  <text:list>
                                    <text:list-item>
                                      <text:p text:style-name="MP23">Seitsemäs jäsennystaso</text:p>
                                      <text:list>
                                        <text:list-item>
                                          <text:p text:style-name="MP24">Kahdeksas jäsennystaso</text:p>
                                          <text:list>
                                            <text:list-item>
                                              <text:p text:style-name="MP2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11" draw:layer="backgroundobjects" svg:width="6.523cm" svg:height="1cm" svg:x="1.477cm" svg:y="20cm" presentation:class="date-time">
        <draw:text-box>
          <text:p text:style-name="MP10"><text:span text:style-name="MT2"><presentation:date-time/></text:span></text:p>
        </draw:text-box>
      </draw:frame>
      <draw:frame presentation:style-name="Mpr16" draw:text-style-name="MP13" draw:layer="backgroundobjects" svg:width="8.875cm" svg:height="1cm" svg:x="9.625cm" svg:y="20cm" presentation:class="footer">
        <draw:text-box>
          <text:p text:style-name="MP12"><text:span text:style-name="MT2"><presentation:footer/></text:span></text:p>
        </draw:text-box>
      </draw:frame>
      <draw:frame presentation:style-name="Mpr16" draw:text-style-name="MP15" draw:layer="backgroundobjects" svg:width="1.5cm" svg:height="1.448cm" svg:x="25.5cm" svg:y="19.5cm" presentation:class="page-number">
        <draw:text-box>
          <text:p text:style-name="MP26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17" draw:text-style-name="MP11" draw:layer="backgroundobjects" svg:width="9.369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7" draw:text-style-name="MP15" draw:layer="backgroundobjects" svg:width="9.369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8" draw:text-style-name="MP11" draw:layer="backgroundobjects" svg:width="9.369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18" draw:text-style-name="MP15" draw:layer="backgroundobjects" svg:width="9.369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5">
      <draw:frame presentation:style-name="Mpr19" draw:text-style-name="MP16" draw:layer="backgroundobjects" svg:width="25.199cm" svg:height="3.506cm" svg:x="1.4cm" svg:y="0.837cm" presentation:class="title">
        <draw:text-box>
          <text:p text:style-name="MP7">Muokkaa otsikon tekstimuotoa napsauttamalla</text:p>
        </draw:text-box>
      </draw:frame>
      <draw:frame presentation:style-name="Mpr20" draw:text-style-name="MP9" draw:layer="backgroundobjects" svg:width="25.199cm" svg:height="13.859cm" svg:x="1.4cm" svg:y="4.914cm" presentation:class="outline">
        <draw:text-box>
          <text:list text:style-name="ML6">
            <text:list-item>
              <text:p text:style-name="MP17">Muokkaa jäsennyksen tekstimuotoa napsauttamalla</text:p>
              <text:list>
                <text:list-item>
                  <text:p text:style-name="MP18">Toinen jäsennystaso</text:p>
                  <text:list>
                    <text:list-item>
                      <text:p text:style-name="MP19">Kolmas jäsennystaso</text:p>
                      <text:list>
                        <text:list-item>
                          <text:p text:style-name="MP20">Neljäs jäsennystaso</text:p>
                          <text:list>
                            <text:list-item>
                              <text:p text:style-name="MP21">Viides jäsennystaso</text:p>
                              <text:list>
                                <text:list-item>
                                  <text:p text:style-name="MP22">Kuudes jäsennystaso</text:p>
                                  <text:list>
                                    <text:list-item>
                                      <text:p text:style-name="MP23">Seitsemäs jäsennystaso</text:p>
                                      <text:list>
                                        <text:list-item>
                                          <text:p text:style-name="MP24">Kahdeksas jäsennystaso</text:p>
                                          <text:list>
                                            <text:list-item>
                                              <text:p text:style-name="MP2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11" draw:layer="backgroundobjects" svg:width="6.523cm" svg:height="0.5cm" svg:x="11.261cm" svg:y="20.5cm" presentation:class="date-time">
        <draw:text-box>
          <text:p text:style-name="MP10"><text:span text:style-name="MT4"><presentation:date-time/></text:span></text:p>
        </draw:text-box>
      </draw:frame>
      <draw:frame presentation:style-name="Mpr21" draw:text-style-name="MP13" draw:layer="backgroundobjects" svg:width="8.875cm" svg:height="0.5cm" svg:x="0.5cm" svg:y="20.5cm" presentation:class="footer">
        <draw:text-box>
          <text:p text:style-name="MP12"><text:span text:style-name="MT4"><presentation:footer/></text:span></text:p>
        </draw:text-box>
      </draw:frame>
      <draw:frame presentation:style-name="Mpr21" draw:text-style-name="MP15" draw:layer="backgroundobjects" svg:width="6.523cm" svg:height="0.5cm" svg:x="20cm" svg:y="20.5cm" presentation:class="page-number">
        <draw:text-box>
          <text:p text:style-name="MP14"><text:span text:style-name="MT4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22" draw:text-style-name="MP11" draw:layer="backgroundobjects" svg:width="9.369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22" draw:text-style-name="MP15" draw:layer="backgroundobjects" svg:width="9.369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23" draw:text-style-name="MP11" draw:layer="backgroundobjects" svg:width="9.369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23" draw:text-style-name="MP15" draw:layer="backgroundobjects" svg:width="9.369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6">
      <office:forms form:automatic-focus="false" form:apply-design-mode="false"/>
      <draw:frame draw:name="Rectangle 4" presentation:style-name="Mpr24" draw:text-style-name="MP27" draw:layer="backgroundobjects" svg:width="5.291cm" svg:height="1.269cm" svg:x="1.905cm" svg:y="17.357cm" presentation:class="date-time" presentation:user-transformed="true">
        <draw:text-box>
          <text:p/>
        </draw:text-box>
      </draw:frame>
      <draw:frame draw:name="Rectangle 5" presentation:style-name="Mpr24" draw:text-style-name="MP27" draw:layer="backgroundobjects" svg:width="8.042cm" svg:height="1.269cm" svg:x="8.678cm" svg:y="17.357cm" presentation:class="footer" presentation:user-transformed="true">
        <draw:text-box>
          <text:p text:style-name="MP28"><text:span text:style-name="MT5">University of </text:span><text:span text:style-name="MT5">Utah</text:span></text:p>
        </draw:text-box>
      </draw:frame>
      <draw:frame draw:name="Rectangle 6" presentation:style-name="Mpr24" draw:text-style-name="MP27" draw:layer="backgroundobjects" svg:width="5.291cm" svg:height="1.269cm" svg:x="18.203cm" svg:y="17.357cm" presentation:class="page-number" presentation:user-transformed="true">
        <draw:text-box>
          <text:p text:style-name="MP29"><text:span text:style-name="MT6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Blank-title" draw:layer="backgroundobjects" svg:width="18.624cm" svg:height="10.476cm" svg:x="1.482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2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 Burtsev</meta:initial-creator>
    <meta:creation-date>2012-05-17T21:33:40</meta:creation-date>
    <meta:editing-duration>P6DT19H8M52S</meta:editing-duration>
    <meta:editing-cycles>320</meta:editing-cycles>
    <dc:date>2022-11-09T11:39:14.830034205</dc:date>
    <meta:generator>LibreOffice/6.0.7.3$Linux_X86_64 LibreOffice_project/00m0$Build-3</meta:generator>
    <meta:print-date>2019-01-23T15:16:56.404443746</meta:print-date>
    <meta:document-statistic meta:object-count="109"/>
  </office:meta>
</office:document-meta>
</file>